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990000" draw:fill-color="#ff3333"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svg:stroke-color="#009900" draw:fill-color="#99ff66"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graphic-properties style:protect="size"/>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font-size="16pt" style:font-size-asian="16pt" style:font-size-complex="16pt"/>
    </style:style>
    <style:style style:name="P3" style:family="paragraph">
      <style:paragraph-properties fo:text-align="center"/>
      <style:text-properties fo:font-size="18pt" style:font-size-asian="18pt" style:font-size-complex="18pt"/>
    </style:style>
    <style:style style:name="P4" style:family="paragraph">
      <style:text-properties fo:font-size="60pt" style:font-size-asian="60pt" style:font-size-complex="60pt"/>
    </style:style>
    <style:style style:name="T1" style:family="text">
      <style:text-properties fo:font-size="16pt" style:font-size-asian="16pt" style:font-size-complex="16pt"/>
    </style:style>
    <style:style style:name="T2" style:family="text">
      <style:text-properties fo:font-size="18pt" style:font-size-asian="18pt" style:font-size-complex="18pt"/>
    </style:style>
    <style:style style:name="T3" style:family="text">
      <style:text-properties fo:font-size="60pt"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7.112cm" svg:height="2.794cm" svg:x="1.524cm" svg:y="3.994cm">
          <text:p text:style-name="P1">First Render</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 draw:text-style-name="P1" draw:layer="layout" svg:width="7.366cm" svg:height="1.27cm" svg:x="1.37cm" svg:y="7.55cm">
          <text:p text:style-name="P1">getDefaultProps</text:p>
          <draw:enhanced-geometry svg:viewBox="0 0 21600 21600" draw:type="rectangle" draw:enhanced-path="M 0 0 L 21600 0 21600 21600 0 21600 0 0 Z N"/>
        </draw:custom-shape>
        <draw:line draw:style-name="gr3" draw:text-style-name="P1" draw:layer="layout" svg:x1="5.08cm" svg:y1="8.874cm" svg:x2="5.08cm" svg:y2="9.836cm">
          <text:p/>
        </draw:line>
        <draw:custom-shape draw:style-name="gr2" draw:text-style-name="P1" draw:layer="layout" svg:width="7.366cm" svg:height="1.27cm" svg:x="1.395cm" svg:y="9.85cm">
          <text:p text:style-name="P1">getInitialState</text:p>
          <draw:enhanced-geometry svg:viewBox="0 0 21600 21600" draw:type="rectangle" draw:enhanced-path="M 0 0 L 21600 0 21600 21600 0 21600 0 0 Z N"/>
        </draw:custom-shape>
        <draw:line draw:style-name="gr3" draw:text-style-name="P1" draw:layer="layout" svg:x1="5.08cm" svg:y1="11.174cm" svg:x2="5.08cm" svg:y2="12.136cm">
          <text:p/>
        </draw:line>
        <draw:custom-shape draw:style-name="gr2" draw:text-style-name="P1" draw:layer="layout" svg:width="7.366cm" svg:height="1.27cm" svg:x="1.395cm" svg:y="12.15cm">
          <text:p text:style-name="P1">componentWillMount</text:p>
          <draw:enhanced-geometry svg:viewBox="0 0 21600 21600" draw:type="rectangle" draw:enhanced-path="M 0 0 L 21600 0 21600 21600 0 21600 0 0 Z N"/>
        </draw:custom-shape>
        <draw:line draw:style-name="gr3" draw:text-style-name="P1" draw:layer="layout" svg:x1="5.08cm" svg:y1="13.474cm" svg:x2="5.08cm" svg:y2="14.436cm">
          <text:p/>
        </draw:line>
        <draw:custom-shape draw:style-name="gr4" draw:text-style-name="P1" draw:layer="layout" svg:width="7.366cm" svg:height="1.27cm" svg:x="1.395cm" svg:y="14.45cm">
          <text:p text:style-name="P1">render</text:p>
          <draw:enhanced-geometry svg:viewBox="0 0 21600 21600" draw:type="rectangle" draw:enhanced-path="M 0 0 L 21600 0 21600 21600 0 21600 0 0 Z N"/>
        </draw:custom-shape>
        <draw:line draw:style-name="gr3" draw:text-style-name="P1" draw:layer="layout" svg:x1="5.08cm" svg:y1="15.774cm" svg:x2="5.08cm" svg:y2="16.736cm">
          <text:p/>
        </draw:line>
        <draw:custom-shape draw:style-name="gr2" draw:text-style-name="P1" draw:layer="layout" svg:width="7.366cm" svg:height="1.27cm" svg:x="1.395cm" svg:y="16.75cm">
          <text:p text:style-name="P1">componentDidMount</text:p>
          <draw:enhanced-geometry svg:viewBox="0 0 21600 21600" draw:type="rectangle" draw:enhanced-path="M 0 0 L 21600 0 21600 21600 0 21600 0 0 Z N"/>
        </draw:custom-shape>
        <draw:custom-shape draw:style-name="gr1" draw:text-style-name="P1" draw:layer="layout" svg:width="7.112cm" svg:height="2.794cm" svg:x="10.425cm" svg:y="3.994cm">
          <text:p text:style-name="P1">“setState” called</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 draw:text-style-name="P2" draw:layer="layout" svg:width="7.366cm" svg:height="1.27cm" svg:x="10.271cm" svg:y="7.55cm">
          <text:p text:style-name="P2"><text:span text:style-name="T1">componentWillReceiveProps</text:span></text:p>
          <draw:enhanced-geometry svg:viewBox="0 0 21600 21600" draw:type="rectangle" draw:enhanced-path="M 0 0 L 21600 0 21600 21600 0 21600 0 0 Z N"/>
        </draw:custom-shape>
        <draw:line draw:style-name="gr3" draw:text-style-name="P1" draw:layer="layout" svg:x1="13.981cm" svg:y1="8.874cm" svg:x2="13.981cm" svg:y2="9.836cm">
          <text:p/>
        </draw:line>
        <draw:custom-shape draw:style-name="gr2" draw:text-style-name="P1" draw:layer="layout" svg:width="7.366cm" svg:height="1.27cm" svg:x="10.296cm" svg:y="9.85cm">
          <text:p text:style-name="P1">shouldComponentUpdate</text:p>
          <draw:enhanced-geometry svg:viewBox="0 0 21600 21600" draw:type="rectangle" draw:enhanced-path="M 0 0 L 21600 0 21600 21600 0 21600 0 0 Z N"/>
        </draw:custom-shape>
        <draw:line draw:style-name="gr3" draw:text-style-name="P1" draw:layer="layout" svg:x1="13.981cm" svg:y1="11.174cm" svg:x2="13.981cm" svg:y2="12.136cm">
          <text:p/>
        </draw:line>
        <draw:custom-shape draw:style-name="gr2" draw:text-style-name="P1" draw:layer="layout" svg:width="7.366cm" svg:height="1.27cm" svg:x="10.296cm" svg:y="12.15cm">
          <text:p text:style-name="P1">componentWillUpdate</text:p>
          <draw:enhanced-geometry svg:viewBox="0 0 21600 21600" draw:type="rectangle" draw:enhanced-path="M 0 0 L 21600 0 21600 21600 0 21600 0 0 Z N"/>
        </draw:custom-shape>
        <draw:line draw:style-name="gr3" draw:text-style-name="P1" draw:layer="layout" svg:x1="13.981cm" svg:y1="13.474cm" svg:x2="13.981cm" svg:y2="14.436cm">
          <text:p/>
        </draw:line>
        <draw:custom-shape draw:style-name="gr4" draw:text-style-name="P1" draw:layer="layout" svg:width="7.366cm" svg:height="1.27cm" svg:x="10.296cm" svg:y="14.45cm">
          <text:p text:style-name="P1">render</text:p>
          <draw:enhanced-geometry svg:viewBox="0 0 21600 21600" draw:type="rectangle" draw:enhanced-path="M 0 0 L 21600 0 21600 21600 0 21600 0 0 Z N"/>
        </draw:custom-shape>
        <draw:line draw:style-name="gr3" draw:text-style-name="P1" draw:layer="layout" svg:x1="13.981cm" svg:y1="15.774cm" svg:x2="13.981cm" svg:y2="16.736cm">
          <text:p/>
        </draw:line>
        <draw:custom-shape draw:style-name="gr2" draw:text-style-name="P1" draw:layer="layout" svg:width="7.366cm" svg:height="1.27cm" svg:x="10.296cm" svg:y="16.75cm">
          <text:p text:style-name="P1">componentDidUpdate</text:p>
          <draw:enhanced-geometry svg:viewBox="0 0 21600 21600" draw:type="rectangle" draw:enhanced-path="M 0 0 L 21600 0 21600 21600 0 21600 0 0 Z N"/>
        </draw:custom-shape>
        <draw:custom-shape draw:style-name="gr1" draw:text-style-name="P1" draw:layer="layout" svg:width="7.112cm" svg:height="2.794cm" svg:x="19.226cm" svg:y="3.994cm">
          <text:p text:style-name="P1">component removed</text:p>
          <text:p text:style-name="P1">from DOM</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 draw:text-style-name="P3" draw:layer="layout" svg:width="7.366cm" svg:height="1.27cm" svg:x="19.072cm" svg:y="7.55cm">
          <text:p text:style-name="P3"><text:span text:style-name="T2">componentWillUnmount</text:span></text:p>
          <draw:enhanced-geometry svg:viewBox="0 0 21600 21600" draw:type="rectangle" draw:enhanced-path="M 0 0 L 21600 0 21600 21600 0 21600 0 0 Z N"/>
        </draw:custom-shape>
        <draw:frame draw:style-name="gr5" draw:text-style-name="P4" draw:layer="layout" svg:width="14.853cm" svg:height="2.618cm" svg:x="6.596cm" svg:y="0.462cm">
          <draw:text-box>
            <text:p><text:span text:style-name="T3">React Lifecycle</text:span></text:p>
          </draw:text-box>
        </draw:frame>
        <presentation:notes draw:style-name="dp2">
          <draw:page-thumbnail draw:style-name="gr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10T19:48:37.260935228</meta:creation-date>
    <meta:print-date>2016-02-10T20:00:04.153426418</meta:print-date>
    <dc:date>2016-02-10T20:49:26.361681661</dc:date>
    <meta:editing-duration>PT28S</meta:editing-duration>
    <meta:editing-cycles>1</meta:editing-cycles>
    <meta:document-statistic meta:object-count="46"/>
    <meta:generator>LibreOffice/4.2.8.2$Linux_X86_64 LibreOffice_project/420m0$Build-2</meta:generator>
  </office:meta>
</office:document-meta>
</file>